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ext_20_body" style:list-style-name="L1">
      <style:paragraph-properties fo:margin-top="0in" fo:margin-bottom="0in"/>
    </style:style>
    <style:style style:name="P25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ruth-tables"/>Truth Tables<text:bookmark-end text:name="truth-tables"/></text:h>
      <text:p text:style-name="First_20_paragraph">Copy-and-paste the following code into the <text:span text:style-name="NormalTok">Main</text:span> method of a new project:</text:p>
      <text:p text:style-name="P1">/* </text:p>
      <text:p text:style-name="P2"><text:s text:c="1"/>* We have two boolean values: true and false.</text:p>
      <text:p text:style-name="P3"><text:s text:c="1"/>* We can use the constant "true" and "false",</text:p>
      <text:p text:style-name="P4"><text:s text:c="1"/>* we can also declare constants with the same value,</text:p>
      <text:p text:style-name="P5"><text:s text:c="1"/>* but a shorter name:</text:p>
      <text:p text:style-name="P6"><text:s text:c="1"/>*/</text:p>
      <text:p text:style-name="P7">const bool t = true;</text:p>
      <text:p text:style-name="P8">const bool f = false;</text:p>
      <text:p text:style-name="P9"/>
      <text:p text:style-name="P10">Console.WriteLine("Conjunction (and, &amp;&amp;) truth table:"</text:p>
      <text:p text:style-name="P11">+ "\n\n\t" + t+ "\t" + f</text:p>
      <text:p text:style-name="P12">+ "\n" + t+ "\t" + (t &amp;&amp; t)+ "\t" + (t &amp;&amp; f)</text:p>
      <text:p text:style-name="P13">+ "\n" + f+ "\t" + (f &amp;&amp; t)+ "\t" + (f &amp;&amp; f)</text:p>
      <text:p text:style-name="P14">+ "\n\n*-*-*-*-*-*-*-*-*-*-*-*-*-*-*-*-*-*\n");</text:p>
      <text:p text:style-name="P15"/>
      <text:p text:style-name="P16">Console.WriteLine("Negation (not, !) truth table:"</text:p>
      <text:p text:style-name="P17">+ "\n\n\t" + t+ "\t" + f</text:p>
      <text:p text:style-name="P18">+ "\n\t" + (!t)+ "\t" + (!f)</text:p>
      <text:p text:style-name="P19">+ "\n\n*-*-*-*-*-*-*-*-*-*-*-*-*-*-*-*-*-*\n");</text:p>
      <text:p text:style-name="First_20_paragraph">Compile and execute it.</text:p>
      <text:p text:style-name="Text_20_body">This should display to the screen truth tables for conjunction (and, <text:span text:style-name="OperatorTok">&amp;&amp;</text:span>) and negation (not, <text:span text:style-name="OperatorTok">!</text:span>). Next, write code that will display truth tables for the binary operators disjunction (or, <text:span text:style-name="OperatorTok">||</text:span>), identity (equality, <text:span text:style-name="OperatorTok">==</text:span>) and difference (inequality, <text:span text:style-name="OperatorTok">!=</text:span>).</text:p>
      <text:p text:style-name="Text_20_body">Normally, using the find-and-replace feature of your IDE should make this a quick and easy task.</text:p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look at <text:a xlink:type="simple" xlink:href="https://docs.microsoft.com/en-us/dotnet/csharp/language-reference/operators/#operator-precedence" office:name=""><text:span text:style-name="Definition">https://docs.microsoft.com/en-us/dotnet/csharp/language-reference/operators/#operator-precedence</text:span></text:a>, you will see that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22"><text:span text:style-name="OperatorTok">!</text:span></text:p>
          </table:table-cell>
          <table:table-cell table:style-name="TableRowCell" office:value-type="string">
            <text:p text:style-name="P23">is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23">which are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23">which are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23">which are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23">which are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&amp;&amp;</text:span></text:p>
          </table:table-cell>
          <table:table-cell table:style-name="TableRowCell" office:value-type="string">
            <text:p text:style-name="P23">which is evaluated before</text:p>
          </table:table-cell>
        </table:table-row>
        <table:table-row>
          <table:table-cell table:style-name="TableRowCell" office:value-type="string">
            <text:p text:style-name="P22"><text:span text:style-name="OperatorTok">||</text:span></text:p>
          </table:table-cell>
          <table:table-cell table:style-name="TableRowCell" office:value-type="string">
            <text:p text:style-name="P23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’t multiply booleans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 (where <text:span text:style-name="NormalTok">t</text:span> stands for <text:span text:style-name="KeywordTok">true</text:span>, and <text:span text:style-name="NormalTok">f</text:span> for <text:span text:style-name="KeywordTok">false</text:span>). Try to do this “by hand,” and write your answers down on paper.</text:p>
      <text:list text:style-name="L1">
        <text:list-item>
          <text:p text:style-name="P24"><text:span text:style-name="NormalTok">t </text:span><text:span text:style-name="OperatorTok">&amp;&amp;</text:span><text:span text:style-name="NormalTok"><text:s text:c="1"/>f </text:span><text:span text:style-name="OperatorTok">||</text:span><text:span text:style-name="NormalTok"><text:s text:c="1"/>t</text:span></text:p>
        </text:list-item>
        <text:list-item>
          <text:p text:style-name="P24"><text:span text:style-name="OperatorTok">!</text:span><text:span text:style-name="NormalTok">t </text:span><text:span text:style-name="OperatorTok">&amp;&amp;</text:span><text:span text:style-name="NormalTok"><text:s text:c="1"/>f</text:span></text:p>
        </text:list-item>
        <text:list-item>
          <text:p text:style-name="P24"><text:span text:style-name="NormalTok">f </text:span><text:span text:style-name="OperatorTok">||</text:span><text:span text:style-name="NormalTok"><text:s text:c="1"/>t </text:span><text:span text:style-name="OperatorTok">&amp;&amp;</text:span><text:span text:style-name="NormalTok"><text:s text:c="1"/></text:span><text:span text:style-name="OperatorTok">!</text:span><text:span text:style-name="NormalTok">f</text:span></text:p>
        </text:list-item>
        <text:list-item>
          <text:p text:style-name="P24"><text:span text:style-name="NormalTok">f </text:span><text:span text:style-name="OperatorTok">==</text:span><text:span text:style-name="NormalTok"><text:s text:c="1"/></text:span><text:span text:style-name="OperatorTok">!</text:span><text:span text:style-name="NormalTok">t </text:span><text:span text:style-name="OperatorTok">||</text:span><text:span text:style-name="NormalTok"><text:s text:c="1"/>f</text:span></text:p>
        </text:list-item>
        <text:list-item>
          <text:p text:style-name="P24"><text:span text:style-name="OperatorTok">!(</text:span><text:span text:style-name="NormalTok">t </text:span><text:span text:style-name="OperatorTok">||</text:span><text:span text:style-name="NormalTok"><text:s text:c="1"/>f </text:span><text:span text:style-name="OperatorTok">||</text:span><text:span text:style-name="NormalTok"><text:s text:c="1"/>t </text:span><text:span text:style-name="OperatorTok">&amp;&amp;</text:span><text:span text:style-name="NormalTok"><text:s text:c="1"/>t</text:span><text:span text:style-name="OperatorTok">)</text:span></text:p>
        </text:list-item>
        <text:list-item>
          <text:p text:style-name="P24"><text:span text:style-name="OperatorTok">!(</text:span><text:span text:style-name="NormalTok">t </text:span><text:span text:style-name="OperatorTok">||</text:span><text:span text:style-name="NormalTok"><text:s text:c="1"/>f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NormalTok">t </text:span><text:span text:style-name="OperatorTok">&amp;&amp;</text:span><text:span text:style-name="NormalTok"><text:s text:c="1"/></text:span><text:span text:style-name="OperatorTok">!</text:span><text:span text:style-name="NormalTok">f</text:span><text:span text:style-name="OperatorTok">)</text:span></text:p>
        </text:list-item>
        <text:list-item>
          <text:p text:style-name="P24"><text:span text:style-name="OperatorTok">!</text:span><text:span text:style-name="NormalTok">t </text:span><text:span text:style-name="OperatorTok">||</text:span><text:span text:style-name="NormalTok"><text:s text:c="1"/>f </text:span><text:span text:style-name="OperatorTok">&amp;&amp;</text:span><text:span text:style-name="NormalTok"><text:s text:c="1"/></text:span><text:span text:style-name="OperatorTok">(</text:span><text:span text:style-name="NormalTok">t </text:span><text:span text:style-name="OperatorTok">&amp;&amp;</text:span><text:span text:style-name="NormalTok"><text:s text:c="1"/></text:span><text:span text:style-name="OperatorTok">!</text:span><text:span text:style-name="NormalTok">f</text:span><text:span text:style-name="OperatorTok">)</text:span></text:p>
        </text:list-item>
        <text:list-item>
          <text:p text:style-name="P24"><text:span text:style-name="NormalTok">t </text:span><text:span text:style-name="OperatorTok">!=</text:span><text:span text:style-name="NormalTok"><text:s text:c="1"/></text:span><text:span text:style-name="OperatorTok">!(</text:span><text:span text:style-name="NormalTok">f </text:span><text:span text:style-name="OperatorTok">||</text:span><text:span text:style-name="NormalTok"><text:s text:c="1"/>t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2">
        <text:list-item>
          <text:p text:style-name="P25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5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5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f</text:span></text:p>
        </text:list-item>
        <text:list-item>
          <text:p text:style-name="P25"><text:span text:style-name="DecValTok">3</text:span><text:span text:style-name="NormalTok"><text:s text:c="1"/></text:span><text:span text:style-name="OperatorTok">&gt;</text:span><text:span text:style-name="NormalTok"><text:s text:c="1"/>f</text:span></text:p>
        </text:list-item>
        <text:list-item>
          <text:p text:style-name="P25"><text:span text:style-name="NormalTok">t 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5"><text:span text:style-name="DecValTok">3</text:span><text:span text:style-name="NormalTok"><text:s text:c="1"/></text:span><text:span text:style-name="OperatorTok">+</text:span><text:span text:style-name="NormalTok"><text:s text:c="1"/>t </text:span><text:span text:style-name="OperatorTok">!=</text:span><text:span text:style-name="NormalTok"><text:s text:c="1"/>f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7Z</meta:creation-date>
    <dc:date>2021-06-06T01:05:07Z</dc:date>
    <meta:user-defined meta:name="date" meta:value-type="string">June   5, 2021 (09:04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